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5.1181in"/>
    </style:style>
    <style:style style:name="co3" style:family="table-column">
      <style:table-column-properties fo:break-before="auto" style:column-width="0.3839in"/>
    </style:style>
    <style:style style:name="co4" style:family="table-column">
      <style:table-column-properties fo:break-before="auto" style:column-width="2.2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Cantarell" style:font-name-complex="Noto Sans Arab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style:font-name-asian="Cantarell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/>
        </table:table-row>
        <table:table-row table:style-name="ro1">
          <table:table-cell office:value-type="string" calcext:value-type="string">
            <text:p>Component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E3D Hemera XS direct kit --&gt; 24V &lt;-- 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TT SKR MINI E3 V3.0 mainbo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TT Eddy probe (eddy variant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mron Power inlet w/ swit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eanwell 150W 24V power suppl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per cables (1 meter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0x300mm PEI spring steel she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erial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WG16 stranded wi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WG22 stranded wi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-32 0.5in length spacer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-32 0.75in length screw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-32 hexnu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d (optional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A Solid State Rela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Keenovo bed heater 200x300mm 600W 110V-Wires exit from center of 200mm si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al Fuse (150C)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/00/0000</text:date>, <text:time style:data-style-name="N2" text:time-value="14:01:15.4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5T16:58:53.303825139</meta:creation-date>
    <dc:date>2024-07-18T14:17:17.666000000</dc:date>
    <meta:editing-duration>PT36M33S</meta:editing-duration>
    <meta:editing-cycles>8</meta:editing-cycles>
    <meta:generator>LibreOffice/24.2.5.2$Windows_X86_64 LibreOffice_project/bffef4ea93e59bebbeaf7f431bb02b1a39ee8a59</meta:generator>
    <meta:document-statistic meta:table-count="1" meta:cell-count="35" meta:object-count="0"/>
  </office:meta>
</office:document-meta>
</file>